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ssistant" svg:font-family="Assistant, apple-system, BlinkMacSystemFont, 'Segoe UI', Roboto, Helvetica, Arial, sans-serif"/>
    <style:font-face style:name="Lohit Devanagari1" svg:font-family="'Lohit Devanagari'"/>
    <style:font-face style:name="sans-serif" svg:font-family="sans-serif"/>
    <style:font-face style:name="D050000L" svg:font-family="D050000L" style:font-family-generic="roman" style:font-pitch="variable"/>
    <style:font-face style:name="Latin Modern Mono Light" svg:font-family="'Latin Modern Mono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1f74316" officeooo:paragraph-rsid="01f74316"/>
    </style:style>
    <style:style style:name="P2" style:family="paragraph" style:parent-style-name="Header">
      <style:paragraph-properties fo:text-align="start" style:justify-single-word="false"/>
      <style:text-properties fo:font-size="16pt" fo:font-weight="bold" officeooo:rsid="023511a0" officeooo:paragraph-rsid="023511a0" style:font-size-asian="16pt" style:font-weight-asian="bold" style:font-size-complex="16pt" style:font-weight-complex="bold"/>
    </style:style>
    <style:style style:name="P3" style:family="paragraph" style:parent-style-name="Header">
      <style:paragraph-properties fo:text-align="center" style:justify-single-word="false"/>
      <style:text-properties fo:color="#111111" fo:font-size="16pt" style:text-underline-style="solid" style:text-underline-width="auto" style:text-underline-color="font-color" fo:font-weight="bold" officeooo:rsid="023511a0" officeooo:paragraph-rsid="023bb82b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93f4d" officeooo:paragraph-rsid="00093f4d"/>
    </style:style>
    <style:style style:name="P5" style:family="paragraph" style:parent-style-name="Standard">
      <style:text-properties style:text-underline-style="none" fo:font-weight="bold" officeooo:rsid="00093f4d" officeooo:paragraph-rsid="00093f4d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b538ce" officeooo:paragraph-rsid="00b538ce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a2f2d4" officeooo:paragraph-rsid="00cae52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cae525" officeooo:paragraph-rsid="00cae525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cd4ee8" officeooo:paragraph-rsid="00cd4ee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93c3d8" officeooo:paragraph-rsid="00ce23af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93c3d8" officeooo:paragraph-rsid="00cd4ee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93c3d8" officeooo:paragraph-rsid="00f7d97a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d00db9" officeooo:paragraph-rsid="00d00db9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4db671" officeooo:paragraph-rsid="01e59bd7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14db671" officeooo:paragraph-rsid="01eb78b4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14db671" officeooo:paragraph-rsid="024f413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20ae5cd" officeooo:paragraph-rsid="020ae5cd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260801a" officeooo:paragraph-rsid="0260801a" style:font-weight-asian="normal" style:font-weight-complex="normal"/>
    </style:style>
    <style:style style:name="P19" style:family="paragraph" style:parent-style-name="Standard">
      <style:text-properties style:text-underline-style="none" officeooo:rsid="018c0aa5" officeooo:paragraph-rsid="018c0aa5"/>
    </style:style>
    <style:style style:name="P20" style:family="paragraph" style:parent-style-name="Standard">
      <style:text-properties style:text-underline-style="none" officeooo:rsid="014db671" officeooo:paragraph-rsid="01eb78b4"/>
    </style:style>
    <style:style style:name="P21" style:family="paragraph" style:parent-style-name="Standard">
      <style:text-properties style:text-underline-style="none" officeooo:paragraph-rsid="0199876c"/>
    </style:style>
    <style:style style:name="P22" style:family="paragraph" style:parent-style-name="Standard">
      <style:text-properties officeooo:rsid="000f1900" officeooo:paragraph-rsid="000f1900"/>
    </style:style>
    <style:style style:name="P23" style:family="paragraph" style:parent-style-name="Standard">
      <style:text-properties officeooo:rsid="000f1900" officeooo:paragraph-rsid="001464e4"/>
    </style:style>
    <style:style style:name="P24" style:family="paragraph" style:parent-style-name="Standard">
      <style:text-properties officeooo:rsid="001c437f" officeooo:paragraph-rsid="001c437f"/>
    </style:style>
    <style:style style:name="P25" style:family="paragraph" style:parent-style-name="Standard">
      <style:text-properties officeooo:paragraph-rsid="001c437f"/>
    </style:style>
    <style:style style:name="P26" style:family="paragraph" style:parent-style-name="Standard">
      <style:text-properties officeooo:rsid="0024b161" officeooo:paragraph-rsid="0024b161"/>
    </style:style>
    <style:style style:name="P27" style:family="paragraph" style:parent-style-name="Standard">
      <style:text-properties officeooo:rsid="0024b161" officeooo:paragraph-rsid="00269dab"/>
    </style:style>
    <style:style style:name="P28" style:family="paragraph" style:parent-style-name="Standard">
      <style:text-properties officeooo:rsid="0024b161" officeooo:paragraph-rsid="005435e0"/>
    </style:style>
    <style:style style:name="P29" style:family="paragraph" style:parent-style-name="Standard">
      <style:text-properties officeooo:paragraph-rsid="00269dab"/>
    </style:style>
    <style:style style:name="P30" style:family="paragraph" style:parent-style-name="Standard">
      <style:text-properties officeooo:rsid="002a1337" officeooo:paragraph-rsid="003e2641"/>
    </style:style>
    <style:style style:name="P31" style:family="paragraph" style:parent-style-name="Standard">
      <style:text-properties officeooo:rsid="002a1337" officeooo:paragraph-rsid="005435e0"/>
    </style:style>
    <style:style style:name="P32" style:family="paragraph" style:parent-style-name="Standard">
      <style:text-properties officeooo:rsid="002a1337" officeooo:paragraph-rsid="005dea79"/>
    </style:style>
    <style:style style:name="P33" style:family="paragraph" style:parent-style-name="Standard">
      <style:text-properties officeooo:rsid="00389940" officeooo:paragraph-rsid="00389940"/>
    </style:style>
    <style:style style:name="P34" style:family="paragraph" style:parent-style-name="Standard">
      <style:text-properties officeooo:rsid="00433d90" officeooo:paragraph-rsid="00433d90"/>
    </style:style>
    <style:style style:name="P35" style:family="paragraph" style:parent-style-name="Standard">
      <style:text-properties officeooo:rsid="0052e885" officeooo:paragraph-rsid="0052e885"/>
    </style:style>
    <style:style style:name="P36" style:family="paragraph" style:parent-style-name="Standard">
      <style:text-properties officeooo:rsid="005dea79" officeooo:paragraph-rsid="005dea79"/>
    </style:style>
    <style:style style:name="P37" style:family="paragraph" style:parent-style-name="Standard">
      <style:text-properties officeooo:rsid="0063380b" officeooo:paragraph-rsid="0063380b"/>
    </style:style>
    <style:style style:name="P38" style:family="paragraph" style:parent-style-name="Standard">
      <style:text-properties officeooo:rsid="006644d1" officeooo:paragraph-rsid="006644d1"/>
    </style:style>
    <style:style style:name="P39" style:family="paragraph" style:parent-style-name="Standard">
      <style:text-properties officeooo:rsid="0069ead6" officeooo:paragraph-rsid="0069ead6"/>
    </style:style>
    <style:style style:name="P40" style:family="paragraph" style:parent-style-name="Standard">
      <style:text-properties fo:font-weight="bold" officeooo:rsid="000f1900" officeooo:paragraph-rsid="000f1900" style:font-weight-asian="bold" style:font-weight-complex="bold"/>
    </style:style>
    <style:style style:name="P41" style:family="paragraph" style:parent-style-name="Standard">
      <style:text-properties fo:font-weight="bold" officeooo:rsid="0019747b" officeooo:paragraph-rsid="0019747b" style:font-weight-asian="bold" style:font-weight-complex="bold"/>
    </style:style>
    <style:style style:name="P42" style:family="paragraph" style:parent-style-name="Standard">
      <style:text-properties fo:font-weight="bold" officeooo:rsid="001df6ab" officeooo:paragraph-rsid="001df6ab" style:font-weight-asian="bold" style:font-weight-complex="bold"/>
    </style:style>
    <style:style style:name="P43" style:family="paragraph" style:parent-style-name="Standard">
      <style:text-properties fo:font-weight="bold" officeooo:rsid="00433d90" officeooo:paragraph-rsid="00433d90" style:font-weight-asian="bold" style:font-weight-complex="bold"/>
    </style:style>
    <style:style style:name="P44" style:family="paragraph" style:parent-style-name="Standard">
      <style:text-properties fo:font-weight="bold" officeooo:rsid="00810f35" officeooo:paragraph-rsid="00810f35" style:font-weight-asian="bold" style:font-weight-complex="bold"/>
    </style:style>
    <style:style style:name="P45" style:family="paragraph" style:parent-style-name="Standard">
      <style:text-properties fo:font-weight="bold" officeooo:rsid="00810f35" officeooo:paragraph-rsid="00ada1d6" style:font-weight-asian="bold" style:font-weight-complex="bold"/>
    </style:style>
    <style:style style:name="P46" style:family="paragraph" style:parent-style-name="Standard">
      <style:text-properties fo:font-weight="bold" officeooo:rsid="00810f35" officeooo:paragraph-rsid="00d86253" style:font-weight-asian="bold" style:font-weight-complex="bold"/>
    </style:style>
    <style:style style:name="P47" style:family="paragraph" style:parent-style-name="Standard">
      <style:text-properties fo:font-weight="bold" officeooo:rsid="00810f35" officeooo:paragraph-rsid="00e17948" style:font-weight-asian="bold" style:font-weight-complex="bold"/>
    </style:style>
    <style:style style:name="P48" style:family="paragraph" style:parent-style-name="Standard">
      <style:text-properties fo:font-weight="bold" officeooo:rsid="011b76e1" officeooo:paragraph-rsid="011b76e1" style:font-weight-asian="bold" style:font-weight-complex="bold"/>
    </style:style>
    <style:style style:name="P49" style:family="paragraph" style:parent-style-name="Standard">
      <style:text-properties fo:font-weight="bold" officeooo:rsid="01420d0b" officeooo:paragraph-rsid="01420d0b" style:font-weight-asian="bold" style:font-weight-complex="bold"/>
    </style:style>
    <style:style style:name="P50" style:family="paragraph" style:parent-style-name="Standard">
      <style:text-properties fo:font-weight="bold" officeooo:rsid="01420d0b" officeooo:paragraph-rsid="014db671" style:font-weight-asian="bold" style:font-weight-complex="bold"/>
    </style:style>
    <style:style style:name="P51" style:family="paragraph" style:parent-style-name="Standard">
      <style:text-properties fo:font-weight="normal" officeooo:rsid="0069ead6" officeooo:paragraph-rsid="006d14b8" style:font-weight-asian="normal" style:font-weight-complex="normal"/>
    </style:style>
    <style:style style:name="P52" style:family="paragraph" style:parent-style-name="Standard">
      <style:text-properties fo:font-weight="normal" officeooo:rsid="006f408d" officeooo:paragraph-rsid="006f408d" style:font-weight-asian="normal" style:font-weight-complex="normal"/>
    </style:style>
    <style:style style:name="P53" style:family="paragraph" style:parent-style-name="Standard">
      <style:text-properties fo:font-weight="normal" officeooo:rsid="00757347" officeooo:paragraph-rsid="00757347" style:font-weight-asian="normal" style:font-weight-complex="normal"/>
    </style:style>
    <style:style style:name="P54" style:family="paragraph" style:parent-style-name="Standard">
      <style:text-properties fo:font-weight="normal" officeooo:rsid="00779e29" officeooo:paragraph-rsid="00779e29" style:font-weight-asian="normal" style:font-weight-complex="normal"/>
    </style:style>
    <style:style style:name="P55" style:family="paragraph" style:parent-style-name="Standard">
      <style:text-properties fo:font-weight="normal" officeooo:rsid="00779e29" officeooo:paragraph-rsid="007ab411" style:font-weight-asian="normal" style:font-weight-complex="normal"/>
    </style:style>
    <style:style style:name="P56" style:family="paragraph" style:parent-style-name="Standard">
      <style:text-properties fo:font-weight="normal" officeooo:rsid="007b4788" officeooo:paragraph-rsid="007b4788" style:font-weight-asian="normal" style:font-weight-complex="normal"/>
    </style:style>
    <style:style style:name="P57" style:family="paragraph" style:parent-style-name="Standard">
      <style:text-properties fo:font-weight="normal" officeooo:rsid="007de9b9" officeooo:paragraph-rsid="007de9b9" style:font-weight-asian="normal" style:font-weight-complex="normal"/>
    </style:style>
    <style:style style:name="P58" style:family="paragraph" style:parent-style-name="Standard">
      <style:text-properties fo:font-weight="normal" officeooo:rsid="008c597e" officeooo:paragraph-rsid="008c597e" style:font-weight-asian="normal" style:font-weight-complex="normal"/>
    </style:style>
    <style:style style:name="P59" style:family="paragraph" style:parent-style-name="Standard">
      <style:text-properties fo:font-weight="normal" officeooo:rsid="008d896d" officeooo:paragraph-rsid="008d896d" style:font-weight-asian="normal" style:font-weight-complex="normal"/>
    </style:style>
    <style:style style:name="P60" style:family="paragraph" style:parent-style-name="Standard">
      <style:text-properties fo:font-weight="normal" officeooo:rsid="008d896d" officeooo:paragraph-rsid="008dc182" style:font-weight-asian="normal" style:font-weight-complex="normal"/>
    </style:style>
    <style:style style:name="P61" style:family="paragraph" style:parent-style-name="Standard">
      <style:text-properties fo:font-weight="normal" officeooo:rsid="008dc182" officeooo:paragraph-rsid="008dc182" style:font-weight-asian="normal" style:font-weight-complex="normal"/>
    </style:style>
    <style:style style:name="P62" style:family="paragraph" style:parent-style-name="Standard">
      <style:text-properties fo:font-weight="normal" officeooo:rsid="0091aff0" officeooo:paragraph-rsid="0091aff0" style:font-weight-asian="normal" style:font-weight-complex="normal"/>
    </style:style>
    <style:style style:name="P63" style:family="paragraph" style:parent-style-name="Standard">
      <style:text-properties fo:font-weight="normal" officeooo:rsid="0093c3d8" officeooo:paragraph-rsid="0093c3d8" style:font-weight-asian="normal" style:font-weight-complex="normal"/>
    </style:style>
    <style:style style:name="P64" style:family="paragraph" style:parent-style-name="Standard">
      <style:text-properties fo:font-weight="normal" officeooo:rsid="0093c3d8" officeooo:paragraph-rsid="009a0929" style:font-weight-asian="normal" style:font-weight-complex="normal"/>
    </style:style>
    <style:style style:name="P65" style:family="paragraph" style:parent-style-name="Standard">
      <style:text-properties fo:font-weight="normal" officeooo:rsid="0093c3d8" officeooo:paragraph-rsid="00d86253" style:font-weight-asian="normal" style:font-weight-complex="normal"/>
    </style:style>
    <style:style style:name="P66" style:family="paragraph" style:parent-style-name="Standard">
      <style:text-properties fo:font-weight="normal" officeooo:rsid="0093c3d8" officeooo:paragraph-rsid="00f5af35" style:font-weight-asian="normal" style:font-weight-complex="normal"/>
    </style:style>
    <style:style style:name="P67" style:family="paragraph" style:parent-style-name="Standard">
      <style:text-properties fo:font-weight="normal" officeooo:rsid="009a0929" officeooo:paragraph-rsid="009a0929" style:font-weight-asian="normal" style:font-weight-complex="normal"/>
    </style:style>
    <style:style style:name="P68" style:family="paragraph" style:parent-style-name="Standard">
      <style:text-properties fo:font-weight="normal" officeooo:rsid="009a0929" officeooo:paragraph-rsid="00d86253" style:font-weight-asian="normal" style:font-weight-complex="normal"/>
    </style:style>
    <style:style style:name="P69" style:family="paragraph" style:parent-style-name="Standard">
      <style:text-properties fo:font-weight="normal" officeooo:rsid="009a0929" officeooo:paragraph-rsid="00f5af35" style:font-weight-asian="normal" style:font-weight-complex="normal"/>
    </style:style>
    <style:style style:name="P70" style:family="paragraph" style:parent-style-name="Standard">
      <style:text-properties fo:font-weight="normal" officeooo:rsid="009e6898" officeooo:paragraph-rsid="00a12693" style:font-weight-asian="normal" style:font-weight-complex="normal"/>
    </style:style>
    <style:style style:name="P71" style:family="paragraph" style:parent-style-name="Standard">
      <style:text-properties fo:font-weight="normal" officeooo:rsid="009e6898" officeooo:paragraph-rsid="00d86253" style:font-weight-asian="normal" style:font-weight-complex="normal"/>
    </style:style>
    <style:style style:name="P72" style:family="paragraph" style:parent-style-name="Standard">
      <style:text-properties fo:font-weight="normal" officeooo:rsid="009e6898" officeooo:paragraph-rsid="00f5af35" style:font-weight-asian="normal" style:font-weight-complex="normal"/>
    </style:style>
    <style:style style:name="P73" style:family="paragraph" style:parent-style-name="Standard">
      <style:text-properties fo:font-weight="normal" officeooo:rsid="00a2f2d4" officeooo:paragraph-rsid="00a2f2d4" style:font-weight-asian="normal" style:font-weight-complex="normal"/>
    </style:style>
    <style:style style:name="P74" style:family="paragraph" style:parent-style-name="Standard">
      <style:text-properties fo:font-weight="normal" officeooo:rsid="00a2f2d4" officeooo:paragraph-rsid="00c490c5" style:font-weight-asian="normal" style:font-weight-complex="normal"/>
    </style:style>
    <style:style style:name="P75" style:family="paragraph" style:parent-style-name="Standard">
      <style:text-properties fo:font-weight="normal" officeooo:rsid="00a2f2d4" officeooo:paragraph-rsid="00c6871a" style:font-weight-asian="normal" style:font-weight-complex="normal"/>
    </style:style>
    <style:style style:name="P76" style:family="paragraph" style:parent-style-name="Standard">
      <style:text-properties fo:font-weight="normal" officeooo:rsid="00a2f2d4" officeooo:paragraph-rsid="00cae525" style:font-weight-asian="normal" style:font-weight-complex="normal"/>
    </style:style>
    <style:style style:name="P77" style:family="paragraph" style:parent-style-name="Standard">
      <style:text-properties fo:font-weight="normal" officeooo:rsid="00a2f2d4" officeooo:paragraph-rsid="00d86253" style:font-weight-asian="normal" style:font-weight-complex="normal"/>
    </style:style>
    <style:style style:name="P78" style:family="paragraph" style:parent-style-name="Standard">
      <style:text-properties fo:font-size="14pt" fo:font-weight="bold" officeooo:rsid="000420c3" officeooo:paragraph-rsid="000420c3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font-weight="bold" officeooo:rsid="000420c3" officeooo:paragraph-rsid="022306e3" style:font-size-asian="14pt" style:font-weight-asian="bold" style:font-size-complex="14pt" style:font-weight-complex="bold"/>
    </style:style>
    <style:style style:name="P80" style:family="paragraph" style:parent-style-name="Standard">
      <style:text-properties officeooo:paragraph-rsid="00ada1d6"/>
    </style:style>
    <style:style style:name="P81" style:family="paragraph" style:parent-style-name="Standard">
      <style:text-properties officeooo:rsid="00e9c6ee" officeooo:paragraph-rsid="00e9c6ee"/>
    </style:style>
    <style:style style:name="P82" style:family="paragraph" style:parent-style-name="Standard">
      <style:text-properties officeooo:rsid="00ec23b9" officeooo:paragraph-rsid="00ec23b9"/>
    </style:style>
    <style:style style:name="P83" style:family="paragraph" style:parent-style-name="Standard">
      <style:text-properties officeooo:rsid="00ee8ad4" officeooo:paragraph-rsid="00ee8ad4"/>
    </style:style>
    <style:style style:name="P84" style:family="paragraph" style:parent-style-name="Standard">
      <style:text-properties officeooo:rsid="00f1035e" officeooo:paragraph-rsid="00f1035e"/>
    </style:style>
    <style:style style:name="P85" style:family="paragraph" style:parent-style-name="Standard">
      <style:text-properties officeooo:rsid="00fe89cf" officeooo:paragraph-rsid="00fe89cf"/>
    </style:style>
    <style:style style:name="P86" style:family="paragraph" style:parent-style-name="Standard">
      <style:text-properties officeooo:rsid="00fe89cf" officeooo:paragraph-rsid="010554cb"/>
    </style:style>
    <style:style style:name="P87" style:family="paragraph" style:parent-style-name="Standard">
      <style:text-properties officeooo:rsid="00fe89cf" officeooo:paragraph-rsid="010ba0b4"/>
    </style:style>
    <style:style style:name="P88" style:family="paragraph" style:parent-style-name="Standard">
      <style:text-properties officeooo:rsid="00a2f2d4" officeooo:paragraph-rsid="010ee235"/>
    </style:style>
    <style:style style:name="P89" style:family="paragraph" style:parent-style-name="Standard">
      <style:text-properties officeooo:rsid="00a2f2d4" officeooo:paragraph-rsid="018c0aa5"/>
    </style:style>
    <style:style style:name="P90" style:family="paragraph" style:parent-style-name="Standard">
      <style:text-properties officeooo:rsid="01166608" officeooo:paragraph-rsid="01166608"/>
    </style:style>
    <style:style style:name="P91" style:family="paragraph" style:parent-style-name="Standard">
      <style:text-properties officeooo:rsid="011b76e1" officeooo:paragraph-rsid="011b76e1"/>
    </style:style>
    <style:style style:name="P92" style:family="paragraph" style:parent-style-name="Standard">
      <style:text-properties officeooo:rsid="0131eeb4" officeooo:paragraph-rsid="0131eeb4"/>
    </style:style>
    <style:style style:name="P93" style:family="paragraph" style:parent-style-name="Standard">
      <style:text-properties officeooo:rsid="01343734" officeooo:paragraph-rsid="01343734"/>
    </style:style>
    <style:style style:name="P94" style:family="paragraph" style:parent-style-name="Standard">
      <style:text-properties officeooo:rsid="0139320e" officeooo:paragraph-rsid="0139320e"/>
    </style:style>
    <style:style style:name="P95" style:family="paragraph" style:parent-style-name="Standard">
      <style:text-properties officeooo:rsid="013edc6e" officeooo:paragraph-rsid="013edc6e"/>
    </style:style>
    <style:style style:name="P96" style:family="paragraph" style:parent-style-name="Standard">
      <style:text-properties officeooo:rsid="01420d0b" officeooo:paragraph-rsid="01420d0b"/>
    </style:style>
    <style:style style:name="P97" style:family="paragraph" style:parent-style-name="Standard">
      <style:text-properties officeooo:rsid="0146ccad" officeooo:paragraph-rsid="0146ccad"/>
    </style:style>
    <style:style style:name="P98" style:family="paragraph" style:parent-style-name="Standard">
      <style:text-properties officeooo:rsid="014db671" officeooo:paragraph-rsid="014db671"/>
    </style:style>
    <style:style style:name="P99" style:family="paragraph" style:parent-style-name="Standard">
      <style:text-properties officeooo:rsid="014db671" officeooo:paragraph-rsid="015660ca"/>
    </style:style>
    <style:style style:name="P100" style:family="paragraph" style:parent-style-name="Standard">
      <style:text-properties officeooo:rsid="014db671" officeooo:paragraph-rsid="0161adeb"/>
    </style:style>
    <style:style style:name="P101" style:family="paragraph" style:parent-style-name="Standard">
      <style:text-properties officeooo:rsid="014db671" officeooo:paragraph-rsid="016535d3"/>
    </style:style>
    <style:style style:name="P102" style:family="paragraph" style:parent-style-name="Standard">
      <style:text-properties officeooo:rsid="014db671" officeooo:paragraph-rsid="0172f1db"/>
    </style:style>
    <style:style style:name="P103" style:family="paragraph" style:parent-style-name="Standard">
      <style:text-properties officeooo:rsid="014db671" officeooo:paragraph-rsid="0173c23a"/>
    </style:style>
    <style:style style:name="P104" style:family="paragraph" style:parent-style-name="Standard">
      <style:text-properties officeooo:rsid="014db671" officeooo:paragraph-rsid="01837787"/>
    </style:style>
    <style:style style:name="P105" style:family="paragraph" style:parent-style-name="Standard">
      <style:text-properties officeooo:rsid="014db671" officeooo:paragraph-rsid="01b1f02e"/>
    </style:style>
    <style:style style:name="P106" style:family="paragraph" style:parent-style-name="Standard">
      <style:text-properties officeooo:rsid="014db671" officeooo:paragraph-rsid="01b8bd20"/>
    </style:style>
    <style:style style:name="P107" style:family="paragraph" style:parent-style-name="Standard">
      <style:text-properties officeooo:rsid="014db671" officeooo:paragraph-rsid="01c7e74e"/>
    </style:style>
    <style:style style:name="P108" style:family="paragraph" style:parent-style-name="Standard">
      <style:text-properties officeooo:rsid="014db671" officeooo:paragraph-rsid="01cd388c"/>
    </style:style>
    <style:style style:name="P109" style:family="paragraph" style:parent-style-name="Standard">
      <style:text-properties officeooo:rsid="014db671" officeooo:paragraph-rsid="01e59bd7"/>
    </style:style>
    <style:style style:name="P110" style:family="paragraph" style:parent-style-name="Standard">
      <style:text-properties officeooo:paragraph-rsid="0153f871"/>
    </style:style>
    <style:style style:name="P111" style:family="paragraph" style:parent-style-name="Standard">
      <style:text-properties officeooo:paragraph-rsid="015c6b8b"/>
    </style:style>
    <style:style style:name="P112" style:family="paragraph" style:parent-style-name="Standard">
      <style:text-properties officeooo:paragraph-rsid="016535d3"/>
    </style:style>
    <style:style style:name="P113" style:family="paragraph" style:parent-style-name="Standard">
      <style:text-properties officeooo:paragraph-rsid="016d8d3c"/>
    </style:style>
    <style:style style:name="P114" style:family="paragraph" style:parent-style-name="Standard">
      <style:text-properties officeooo:paragraph-rsid="01a81964"/>
    </style:style>
    <style:style style:name="P115" style:family="paragraph" style:parent-style-name="Standard">
      <style:text-properties officeooo:paragraph-rsid="01b1f02e"/>
    </style:style>
    <style:style style:name="P116" style:family="paragraph" style:parent-style-name="Standard">
      <style:text-properties officeooo:paragraph-rsid="01b8bd20"/>
    </style:style>
    <style:style style:name="P117" style:family="paragraph" style:parent-style-name="Standard">
      <style:paragraph-properties fo:text-align="center" style:justify-single-word="false"/>
      <style:text-properties officeooo:paragraph-rsid="020fa61e"/>
    </style:style>
    <style:style style:name="P118" style:family="paragraph" style:parent-style-name="Standard">
      <style:text-properties fo:color="#111111" fo:font-size="14pt" fo:font-weight="bold" officeooo:rsid="000420c3" officeooo:paragraph-rsid="000420c3" style:font-size-asian="14pt" style:font-weight-asian="bold" style:font-size-complex="14pt" style:font-weight-complex="bold"/>
    </style:style>
    <style:style style:name="P119" style:family="paragraph" style:parent-style-name="Standard">
      <style:text-properties fo:color="#111111" fo:font-size="14pt" fo:font-weight="bold" officeooo:rsid="000420c3" officeooo:paragraph-rsid="022306e3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text-align="center" style:justify-single-word="false"/>
      <style:text-properties fo:color="#111111" fo:font-size="15pt" style:text-underline-style="solid" style:text-underline-width="auto" style:text-underline-color="font-color" fo:font-weight="bold" officeooo:rsid="000420c3" officeooo:paragraph-rsid="02242380" style:font-size-asian="15pt" style:font-weight-asian="bold" style:font-size-complex="15pt" style:font-weight-complex="bold"/>
    </style:style>
    <style:style style:name="P121" style:family="paragraph">
      <loext:graphic-properties draw:fill="solid" draw:fill-color="#729fcf" draw:opacity="30%"/>
      <style:text-properties style:font-name="Liberation Sans1" fo:font-size="1pt"/>
    </style:style>
    <style:style style:name="T1" style:family="text">
      <style:text-properties officeooo:rsid="00093f4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23feb"/>
    </style:style>
    <style:style style:name="T4" style:family="text">
      <style:text-properties style:text-underline-style="solid" style:text-underline-width="auto" style:text-underline-color="font-color" officeooo:rsid="004a0858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ada1d6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10ee235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14db671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153f871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15f2a78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168574a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16d8d3c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810f35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18c0aa5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18cb7c7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190dba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199876c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19b18e5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19fc02f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1a1b404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1aaad13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1ba2e94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1e59bd7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1eb78b4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20542fa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officeooo:rsid="00e17948"/>
    </style:style>
    <style:style style:name="T27" style:family="text">
      <style:text-properties style:text-underline-style="solid" style:text-underline-width="auto" style:text-underline-color="font-color" officeooo:rsid="00e470fc"/>
    </style:style>
    <style:style style:name="T28" style:family="text">
      <style:text-properties style:text-underline-style="solid" style:text-underline-width="auto" style:text-underline-color="font-color" officeooo:rsid="014db671"/>
    </style:style>
    <style:style style:name="T29" style:family="text">
      <style:text-properties style:text-underline-style="solid" style:text-underline-width="auto" style:text-underline-color="font-color" officeooo:rsid="0153f871"/>
    </style:style>
    <style:style style:name="T30" style:family="text">
      <style:text-properties officeooo:rsid="000f1900"/>
    </style:style>
    <style:style style:name="T31" style:family="text">
      <style:text-properties officeooo:rsid="001c437f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b12d85" style:font-weight-asian="normal" style:font-weight-complex="normal"/>
    </style:style>
    <style:style style:name="T34" style:family="text">
      <style:text-properties officeooo:rsid="0024b161"/>
    </style:style>
    <style:style style:name="T35" style:family="text">
      <style:text-properties officeooo:rsid="00269dab"/>
    </style:style>
    <style:style style:name="T36" style:family="text">
      <style:text-properties officeooo:rsid="002a1337"/>
    </style:style>
    <style:style style:name="T37" style:family="text">
      <style:text-properties officeooo:rsid="002e4a19"/>
    </style:style>
    <style:style style:name="T38" style:family="text">
      <style:text-properties officeooo:rsid="00336f3d"/>
    </style:style>
    <style:style style:name="T39" style:family="text">
      <style:text-properties officeooo:rsid="003e2641"/>
    </style:style>
    <style:style style:name="T40" style:family="text">
      <style:text-properties officeooo:rsid="004182d9"/>
    </style:style>
    <style:style style:name="T41" style:family="text">
      <style:text-properties officeooo:rsid="00582dfd"/>
    </style:style>
    <style:style style:name="T42" style:family="text">
      <style:text-properties officeooo:rsid="005dea79"/>
    </style:style>
    <style:style style:name="T43" style:family="text">
      <style:text-properties officeooo:rsid="005e839d"/>
    </style:style>
    <style:style style:name="T44" style:family="text">
      <style:text-properties officeooo:rsid="00622118"/>
    </style:style>
    <style:style style:name="T45" style:family="text">
      <style:text-properties officeooo:rsid="006644d1"/>
    </style:style>
    <style:style style:name="T46" style:family="text">
      <style:text-properties officeooo:rsid="006d14b8"/>
    </style:style>
    <style:style style:name="T47" style:family="text">
      <style:text-properties officeooo:rsid="00779e29"/>
    </style:style>
    <style:style style:name="T48" style:family="text">
      <style:text-properties officeooo:rsid="007ab411"/>
    </style:style>
    <style:style style:name="T49" style:family="text">
      <style:text-properties officeooo:rsid="007fdd9a"/>
    </style:style>
    <style:style style:name="T50" style:family="text">
      <style:text-properties officeooo:rsid="008412be"/>
    </style:style>
    <style:style style:name="T51" style:family="text">
      <style:text-properties officeooo:rsid="0085fabc"/>
    </style:style>
    <style:style style:name="T52" style:family="text">
      <style:text-properties officeooo:rsid="0096c7d9"/>
    </style:style>
    <style:style style:name="T53" style:family="text">
      <style:text-properties officeooo:rsid="009b360d"/>
    </style:style>
    <style:style style:name="T54" style:family="text">
      <style:text-properties officeooo:rsid="00a12693"/>
    </style:style>
    <style:style style:name="T55" style:family="text">
      <style:text-properties fo:font-weight="bold" officeooo:rsid="00810f35" style:font-weight-asian="bold" style:font-weight-complex="bold"/>
    </style:style>
    <style:style style:name="T56" style:family="text">
      <style:text-properties fo:font-weight="bold" officeooo:rsid="00ada1d6" style:font-weight-asian="bold" style:font-weight-complex="bold"/>
    </style:style>
    <style:style style:name="T57" style:family="text">
      <style:text-properties fo:font-weight="bold" officeooo:rsid="010ee235" style:font-weight-asian="bold" style:font-weight-complex="bold"/>
    </style:style>
    <style:style style:name="T58" style:family="text">
      <style:text-properties fo:font-weight="bold" officeooo:rsid="01420d0b" style:font-weight-asian="bold" style:font-weight-complex="bold"/>
    </style:style>
    <style:style style:name="T59" style:family="text">
      <style:text-properties fo:font-weight="bold" officeooo:rsid="015b82bf" style:font-weight-asian="bold" style:font-weight-complex="bold"/>
    </style:style>
    <style:style style:name="T60" style:family="text">
      <style:text-properties fo:font-weight="bold" officeooo:rsid="016403e0" style:font-weight-asian="bold" style:font-weight-complex="bold"/>
    </style:style>
    <style:style style:name="T61" style:family="text">
      <style:text-properties fo:font-weight="bold" officeooo:rsid="0193ad0a" style:font-weight-asian="bold" style:font-weight-complex="bold"/>
    </style:style>
    <style:style style:name="T62" style:family="text">
      <style:text-properties fo:font-weight="bold" officeooo:rsid="0199876c" style:font-weight-asian="bold" style:font-weight-complex="bold"/>
    </style:style>
    <style:style style:name="T63" style:family="text">
      <style:text-properties fo:font-weight="bold" officeooo:rsid="01e23151" style:font-weight-asian="bold" style:font-weight-complex="bold"/>
    </style:style>
    <style:style style:name="T64" style:family="text">
      <style:text-properties fo:font-weight="bold" officeooo:rsid="01e9a560" style:font-weight-asian="bold" style:font-weight-complex="bold"/>
    </style:style>
    <style:style style:name="T65" style:family="text">
      <style:text-properties fo:font-weight="bold" officeooo:rsid="01ed512b" style:font-weight-asian="bold" style:font-weight-complex="bold"/>
    </style:style>
    <style:style style:name="T66" style:family="text">
      <style:text-properties fo:font-weight="bold" officeooo:rsid="020542fa" style:font-weight-asian="bold" style:font-weight-complex="bold"/>
    </style:style>
    <style:style style:name="T67" style:family="text">
      <style:text-properties officeooo:rsid="00ada1d6"/>
    </style:style>
    <style:style style:name="T68" style:family="text">
      <style:text-properties officeooo:rsid="00b12d85"/>
    </style:style>
    <style:style style:name="T69" style:family="text">
      <style:text-properties officeooo:rsid="00b89b6a"/>
    </style:style>
    <style:style style:name="T70" style:family="text">
      <style:text-properties officeooo:rsid="00bacc0e"/>
    </style:style>
    <style:style style:name="T71" style:family="text">
      <style:text-properties officeooo:rsid="00be5bba"/>
    </style:style>
    <style:style style:name="T72" style:family="text">
      <style:text-properties officeooo:rsid="00bf989f"/>
    </style:style>
    <style:style style:name="T73" style:family="text">
      <style:text-properties officeooo:rsid="00c1f0cd"/>
    </style:style>
    <style:style style:name="T74" style:family="text">
      <style:text-properties officeooo:rsid="00c490c5"/>
    </style:style>
    <style:style style:name="T75" style:family="text">
      <style:text-properties officeooo:rsid="00c6871a"/>
    </style:style>
    <style:style style:name="T76" style:family="text">
      <style:text-properties officeooo:rsid="00d00db9"/>
    </style:style>
    <style:style style:name="T77" style:family="text">
      <style:text-properties officeooo:rsid="00e17948"/>
    </style:style>
    <style:style style:name="T78" style:family="text">
      <style:text-properties officeooo:rsid="00f1035e"/>
    </style:style>
    <style:style style:name="T79" style:family="text">
      <style:text-properties officeooo:rsid="00f24727"/>
    </style:style>
    <style:style style:name="T80" style:family="text">
      <style:text-properties officeooo:rsid="010554cb"/>
    </style:style>
    <style:style style:name="T81" style:family="text">
      <style:text-properties officeooo:rsid="010ba0b4"/>
    </style:style>
    <style:style style:name="T82" style:family="text">
      <style:text-properties officeooo:rsid="010ee235"/>
    </style:style>
    <style:style style:name="T83" style:family="text">
      <style:text-properties officeooo:rsid="011df12c"/>
    </style:style>
    <style:style style:name="T84" style:family="text">
      <style:text-properties officeooo:rsid="012b5ea6"/>
    </style:style>
    <style:style style:name="T85" style:family="text">
      <style:text-properties officeooo:rsid="012e4e1c"/>
    </style:style>
    <style:style style:name="T86" style:family="text">
      <style:text-properties officeooo:rsid="01343734"/>
    </style:style>
    <style:style style:name="T87" style:family="text">
      <style:text-properties officeooo:rsid="013fb5aa"/>
    </style:style>
    <style:style style:name="T88" style:family="text">
      <style:text-properties officeooo:rsid="01454b04"/>
    </style:style>
    <style:style style:name="T89" style:family="text">
      <style:text-properties officeooo:rsid="0146ccad"/>
    </style:style>
    <style:style style:name="T90" style:family="text">
      <style:text-properties officeooo:rsid="014c0c8f"/>
    </style:style>
    <style:style style:name="T91" style:family="text">
      <style:text-properties fo:font-size="13pt" fo:font-weight="bold" style:font-size-asian="13pt" style:font-weight-asian="bold" style:font-size-complex="13pt" style:font-weight-complex="bold"/>
    </style:style>
    <style:style style:name="T92" style:family="text">
      <style:text-properties fo:font-size="13pt" fo:font-weight="bold" officeooo:rsid="01475f84" style:font-size-asian="13pt" style:font-weight-asian="bold" style:font-size-complex="13pt" style:font-weight-complex="bold"/>
    </style:style>
    <style:style style:name="T93" style:family="text">
      <style:text-properties fo:color="#ff3838" fo:font-size="13pt" officeooo:rsid="014c0c8f" style:font-size-asian="13pt" style:font-size-complex="13pt"/>
    </style:style>
    <style:style style:name="T94" style:family="text">
      <style:text-properties officeooo:rsid="014db671"/>
    </style:style>
    <style:style style:name="T95" style:family="text">
      <style:text-properties officeooo:rsid="015660ca"/>
    </style:style>
    <style:style style:name="T96" style:family="text">
      <style:text-properties officeooo:rsid="0161adeb"/>
    </style:style>
    <style:style style:name="T97" style:family="text">
      <style:text-properties officeooo:rsid="016d8d3c"/>
    </style:style>
    <style:style style:name="T98" style:family="text">
      <style:text-properties officeooo:rsid="016f7e96"/>
    </style:style>
    <style:style style:name="T99" style:family="text">
      <style:text-properties officeooo:rsid="0172f1db"/>
    </style:style>
    <style:style style:name="T100" style:family="text">
      <style:text-properties officeooo:rsid="01738167"/>
    </style:style>
    <style:style style:name="T101" style:family="text">
      <style:text-properties officeooo:rsid="017d746c"/>
    </style:style>
    <style:style style:name="T102" style:family="text">
      <style:text-properties officeooo:rsid="017f3672"/>
    </style:style>
    <style:style style:name="T103" style:family="text">
      <style:text-properties officeooo:rsid="01811f7f"/>
    </style:style>
    <style:style style:name="T104" style:family="text">
      <style:text-properties officeooo:rsid="01837787"/>
    </style:style>
    <style:style style:name="T105" style:family="text">
      <style:text-properties officeooo:rsid="01aeb998"/>
    </style:style>
    <style:style style:name="T106" style:family="text">
      <style:text-properties officeooo:rsid="01b7084f"/>
    </style:style>
    <style:style style:name="T107" style:family="text">
      <style:text-properties officeooo:rsid="01beae00"/>
    </style:style>
    <style:style style:name="T108" style:family="text">
      <style:text-properties officeooo:rsid="01c3ddf0"/>
    </style:style>
    <style:style style:name="T109" style:family="text">
      <style:text-properties officeooo:rsid="01c533ea"/>
    </style:style>
    <style:style style:name="T110" style:family="text">
      <style:text-properties officeooo:rsid="01c7e74e"/>
    </style:style>
    <style:style style:name="T111" style:family="text">
      <style:text-properties officeooo:rsid="01cd388c"/>
    </style:style>
    <style:style style:name="T112" style:family="text">
      <style:text-properties officeooo:rsid="01d0e8fe"/>
    </style:style>
    <style:style style:name="T113" style:family="text">
      <style:text-properties officeooo:rsid="01d957a8"/>
    </style:style>
    <style:style style:name="T114" style:family="text">
      <style:text-properties officeooo:rsid="020ae5cd"/>
    </style:style>
    <style:style style:name="T115" style:family="text">
      <style:text-properties fo:font-size="14pt" style:text-underline-style="solid" style:text-underline-width="auto" style:text-underline-color="font-color" fo:font-weight="bold" officeooo:rsid="000420c3" style:font-size-asian="14pt" style:font-weight-asian="bold" style:font-size-complex="14pt" style:font-weight-complex="bold"/>
    </style:style>
    <style:style style:name="T116" style:family="text">
      <style:text-properties fo:font-size="14pt" style:text-underline-style="solid" style:text-underline-width="auto" style:text-underline-color="font-color" fo:font-weight="bold" officeooo:rsid="021a216b" style:font-size-asian="14pt" style:font-weight-asian="bold" style:font-size-complex="14pt" style:font-weight-complex="bold"/>
    </style:style>
    <style:style style:name="T117" style:family="text">
      <style:text-properties officeooo:rsid="021c6e81"/>
    </style:style>
    <style:style style:name="T118" style:family="text">
      <style:text-properties officeooo:rsid="02211d70"/>
    </style:style>
    <style:style style:name="T119" style:family="text">
      <style:text-properties officeooo:rsid="022306e3"/>
    </style:style>
    <style:style style:name="T120" style:family="text">
      <style:text-properties officeooo:rsid="024f413b"/>
    </style:style>
    <style:style style:name="T121" style:family="text">
      <style:text-properties officeooo:rsid="0251947b"/>
    </style:style>
    <style:style style:name="T122" style:family="text">
      <style:text-properties officeooo:rsid="025515f8"/>
    </style:style>
    <style:style style:name="T123" style:family="text">
      <style:text-properties officeooo:rsid="025a2cb8"/>
    </style:style>
    <style:style style:name="T124" style:family="text">
      <style:text-properties officeooo:rsid="025f77b4"/>
    </style:style>
    <style:style style:name="T125" style:family="text">
      <style:text-properties officeooo:rsid="0260801a"/>
    </style:style>
    <style:style style:name="gr1" style:family="graphic">
      <style:graphic-properties draw:stroke="none" draw:fill="solid" draw:fill-color="#729fcf" draw:opacity="30%" draw:auto-grow-height="false" draw:auto-grow-width="false" fo:min-height="1.52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729fcf" draw:opacity="30%" draw:auto-grow-height="false" draw:auto-grow-width="false" fo:min-height="1.617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729fcf" draw:opacity="30%" draw:auto-grow-height="false" draw:auto-grow-width="false" fo:min-height="1.025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-Commerce website</text:p>
      <text:p text:style-name="P78"/>
      <text:p text:style-name="P118">A – User Section <text:span text:style-name="T118">(Customer view)</text:span></text:p>
      <text:p text:style-name="P119">B – Admin <text:span text:style-name="T117">Panel </text:span><text:span text:style-name="T119">(Admin</text:span><text:span text:style-name="T118"> view)</text:span></text:p>
      <text:p text:style-name="P79"/>
      <text:p text:style-name="P120">A – User Section</text:p>
      <text:p text:style-name="P5">A.(1) <text:span text:style-name="T2">Navbar</text:span></text:p>
      <text:p text:style-name="P4">1. Logo</text:p>
      <text:p text:style-name="P4">2.Product Categories</text:p>
      <text:p text:style-name="P4"><text:tab/>a) Main Menu <text:s/>(Men, Women, Kids)</text:p>
      <text:p text:style-name="P4"><text:tab/>b)Sub-Menu <text:s/>(T-shirt, Jeans, Trousers)</text:p>
      <text:p text:style-name="P4">3. Add to cart / <text:span text:style-name="T51">bag</text:span></text:p>
      <text:p text:style-name="P4">4. Ads (Free delivery upto 799 / what’s new / ...)</text:p>
      <text:p text:style-name="P4">5. Profile</text:p>
      <text:p text:style-name="P4"><text:tab/>a) Login / Signup</text:p>
      <text:p text:style-name="P4"><text:tab/>b) Create Profile</text:p>
      <text:p text:style-name="P4"><text:tab/>c) Edit Profile</text:p>
      <text:p text:style-name="P4"><text:tab/>d) Orders</text:p>
      <text:p text:style-name="P4"><text:tab/>e) Add Address</text:p>
      <text:p text:style-name="P4"><text:tab/>f) Coupons (will add on future)</text:p>
      <text:p text:style-name="P4"><text:tab/>g) Contact Us</text:p>
      <text:p text:style-name="P4"><text:tab/>h) Logout</text:p>
      <text:p text:style-name="P4"/>
      <text:p text:style-name="P40">A.(2) <text:span text:style-name="T2">Banners </text:span></text:p>
      <text:p text:style-name="P22">1. Slider (4-5 Images with ads)</text:p>
      <text:p text:style-name="P22">2. Top Categories</text:p>
      <text:p text:style-name="P22">3. Best Deals</text:p>
      <text:p text:style-name="P22">4. Top Brands</text:p>
      <text:p text:style-name="P23">5. Top Picks <text:span text:style-name="T1">(will add on future)</text:span></text:p>
      <text:p text:style-name="P22">6. Best of (Company’s name) Execlusive Brands</text:p>
      <text:p text:style-name="P22">7. Top Design</text:p>
      <text:p text:style-name="P23">8. Tranding Products <text:span text:style-name="T1">(will add on future)</text:span></text:p>
      <text:p text:style-name="P23"/>
      <text:p text:style-name="P41">A.(3) <text:span text:style-name="T2">Footer</text:span></text:p>
      <text:p text:style-name="P24">1. Useful links</text:p>
      <text:p text:style-name="P25"><text:span text:style-name="T31">2. </text:span><text:span text:style-name="T30">Categories </text:span><text:span text:style-name="T31">links</text:span></text:p>
      <text:p text:style-name="P24">3. Customer Policies</text:p>
      <text:p text:style-name="P25"><text:span text:style-name="T31">4. Return Policies</text:span></text:p>
      <text:p text:style-name="P24">5. Payment Logo</text:p>
      <text:p text:style-name="P24">6. Social Icons</text:p>
      <text:p text:style-name="P24">7. Registered Office Address</text:p>
      <text:p text:style-name="P24">8. CIN and Telephone no</text:p>
      <text:p text:style-name="P24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>A.(4) <text:span text:style-name="T3">Product-page</text:span></text:p>
      <text:p text:style-name="P28"><text:span text:style-name="T41">#</text:span>Left-<text:span text:style-name="T40">S</text:span>ide</text:p>
      <text:p text:style-name="P26"><text:span text:style-name="T38">1</text:span>) Filters </text:p>
      <text:p text:style-name="P27"><text:span text:style-name="T38"><text:tab/>a</text:span>. Filters <text:span text:style-name="T35">By Categories</text:span></text:p>
      <text:p text:style-name="P27"><text:span text:style-name="T38"><text:tab/>b</text:span>. Filters <text:span text:style-name="T35">By Brands</text:span></text:p>
      <text:p text:style-name="P29"><text:span text:style-name="T38"><text:tab/>c</text:span><text:span text:style-name="T34">. Filters </text:span><text:span text:style-name="T35">By Price</text:span></text:p>
      <text:p text:style-name="P27"><text:span text:style-name="T38"><text:tab/>d</text:span>. Filters <text:span text:style-name="T35">By Color</text:span></text:p>
      <text:p text:style-name="P27"><text:span text:style-name="T38"><text:tab/>e</text:span>. Filters <text:span text:style-name="T35">By Discount</text:span></text:p>
      <text:p text:style-name="P31"/>
      <text:p text:style-name="P31"><text:span text:style-name="T41">#</text:span><text:span text:style-name="T39">Right-Side</text:span></text:p>
      <text:p text:style-name="P30"><text:span text:style-name="T38">2</text:span>) Product – Card </text:p>
      <text:p text:style-name="P30"><text:tab/> (Image, Brand-name, Price(Mrp, <text:span text:style-name="T37">selling</text:span>-price, discount%))</text:p>
      <text:p text:style-name="P33">3) Pagination (total-pages)</text:p>
      <text:p text:style-name="P34"/>
      <text:p text:style-name="P43">A.(5) <text:span text:style-name="T4">Product-Details</text:span></text:p>
      <text:p text:style-name="P35"><text:span text:style-name="T42">#</text:span>Left-side</text:p>
      <text:p text:style-name="P36">1.Image (5-6 <text:s/><text:span text:style-name="T43">Product</text:span> Image<text:span text:style-name="T44">s</text:span> with Zoom in- Zoom out)</text:p>
      <text:p text:style-name="P32"/>
      <text:p text:style-name="P32"><text:span text:style-name="T41">#</text:span><text:span text:style-name="T39">Right-Side</text:span></text:p>
      <text:p text:style-name="P37">1.<text:span text:style-name="T45">Product Name</text:span></text:p>
      <text:p text:style-name="P38">2. Product Brand</text:p>
      <text:p text:style-name="P38">3. Price <text:span text:style-name="T36">(Mrp, </text:span><text:span text:style-name="T37">selling</text:span><text:span text:style-name="T36">-price, discount%)</text:span></text:p>
      <text:p text:style-name="P39">4. Avilable Colors</text:p>
      <text:p text:style-name="P51"><text:span text:style-name="T46">5</text:span>. Avilable <text:span text:style-name="T46">Sizes</text:span></text:p>
      <text:p text:style-name="P52">6. Size Guide / Chart</text:p>
      <text:p text:style-name="P53">7. Add To Cart / <text:span text:style-name="T50">Bag</text:span>(Button)</text:p>
      <text:p text:style-name="P53">8. Buy Now (Button)</text:p>
      <text:p text:style-name="P54">9. Product Discriptions <text:span text:style-name="T48">(Short)</text:span></text:p>
      <text:p text:style-name="P55"><text:span text:style-name="T48">10</text:span>. Product Discriptions <text:span text:style-name="T48">(Long)</text:span></text:p>
      <text:p text:style-name="P56">11. Customer Rating &amp; Reviews (will add on future)</text:p>
      <text:p text:style-name="P57">12. Simil<text:span text:style-name="T49">a</text:span>r Products</text:p>
      <text:p text:style-name="P57"/>
      <text:p text:style-name="P44">A.(6) <text:span text:style-name="T2">Add-to-Cart / Bag</text:span></text:p>
      <text:p text:style-name="P63">#Left-side</text:p>
      <text:p text:style-name="P58">1. <text:s/>Added Product List</text:p>
      <text:p text:style-name="P59">a) Product-images</text:p>
      <text:p text:style-name="P60">b) <text:span text:style-name="T47">Product Discriptions </text:span><text:span text:style-name="T48">(Short)</text:span></text:p>
      <text:p text:style-name="P61">c) Size</text:p>
      <text:p text:style-name="P61">d) Quantity</text:p>
      <text:p text:style-name="P62">e) Price</text:p>
      <text:p text:style-name="P62">f) Remove -btn</text:p>
      <text:p text:style-name="P62"/>
      <text:p text:style-name="P64">#Right-side</text:p>
      <text:p text:style-name="P64"><text:span text:style-name="T52">1. Apply Coupon (will add on future)</text:span></text:p>
      <text:p text:style-name="P67">2. <text:span text:style-name="T53">Price Details</text:span></text:p>
      <text:p text:style-name="P70"><text:soft-page-break/>3. Total Amount ( After Discount + <text:span text:style-name="T54">D</text:span><text:span text:style-name="T1">elivery </text:span><text:span text:style-name="T54">charge</text:span> )</text:p>
      <text:p text:style-name="P73">4. <text:s/>Place Order -<text:span text:style-name="T68">btn</text:span></text:p>
      <text:p text:style-name="P45"/>
      <text:p text:style-name="P80"><text:span text:style-name="T55">A.(</text:span><text:span text:style-name="T56">7</text:span><text:span text:style-name="T55">) </text:span><text:span text:style-name="T6">Select Delivery Address</text:span></text:p>
      <text:p text:style-name="P10"><text:span text:style-name="T67">#Left-side</text:span></text:p>
      <text:p text:style-name="P6">1.Address line 1 – Default (Home)</text:p>
      <text:p text:style-name="P73"><text:s text:c="2"/><text:span text:style-name="T70">a) Contact Details </text:span><text:span text:style-name="T71">(Reciver’s name &amp; Phone no)</text:span></text:p>
      <text:p text:style-name="P74"><text:span text:style-name="T72"><text:s text:c="2"/>b) </text:span><text:span text:style-name="T73">Address – Pin code, </text:span></text:p>
      <text:p text:style-name="P74"><text:span text:style-name="T73"><text:tab/><text:tab/>House.no / building no / Area, </text:span></text:p>
      <text:p text:style-name="P75"><text:span text:style-name="T73"><text:tab/><text:tab/>Locality / Town, </text:span></text:p>
      <text:p text:style-name="P75"><text:span text:style-name="T73"><text:tab/><text:tab/></text:span><text:span text:style-name="T75">C</text:span><text:span text:style-name="T73">ity / </text:span><text:span text:style-name="T75">D</text:span><text:span text:style-name="T73">istrict, </text:span></text:p>
      <text:p text:style-name="P74"><text:span text:style-name="T73"><text:tab/><text:tab/></text:span><text:span text:style-name="T74">S</text:span><text:span text:style-name="T73">tate.</text:span></text:p>
      <text:p text:style-name="P6"/>
      <text:p text:style-name="P6"><text:span text:style-name="T69">2</text:span>.Address line 2 – <text:s/>(Work)</text:p>
      <text:p text:style-name="P76"><text:s text:c="2"/><text:span text:style-name="T70">a) Contact Details </text:span><text:span text:style-name="T71">(Reciver’s name &amp; Phone no)</text:span></text:p>
      <text:p text:style-name="P76"><text:span text:style-name="T72"><text:s text:c="2"/>b) </text:span><text:span text:style-name="T73">Address – Pin code, </text:span></text:p>
      <text:p text:style-name="P76"><text:span text:style-name="T73"><text:tab/><text:tab/>House.no / building no / Area, </text:span></text:p>
      <text:p text:style-name="P76"><text:span text:style-name="T73"><text:tab/><text:tab/>Locality / Town, </text:span></text:p>
      <text:p text:style-name="P76"><text:span text:style-name="T73"><text:tab/><text:tab/></text:span><text:span text:style-name="T75">C</text:span><text:span text:style-name="T73">ity / </text:span><text:span text:style-name="T75">D</text:span><text:span text:style-name="T73">istrict, </text:span></text:p>
      <text:p text:style-name="P7"><text:span text:style-name="T73"><text:tab/><text:tab/></text:span><text:span text:style-name="T74">S</text:span><text:span text:style-name="T73">tate.</text:span></text:p>
      <text:p text:style-name="P8">c) Time (10:00 am – 7:00 pm)</text:p>
      <text:p text:style-name="P8"/>
      <text:p text:style-name="P13">3. Add New Address</text:p>
      <text:p text:style-name="P9"><text:span text:style-name="T76">4</text:span>. Remove Address -btn</text:p>
      <text:p text:style-name="P9"><text:span text:style-name="T76">5</text:span>. Edit Address -btn</text:p>
      <text:p text:style-name="P11"/>
      <text:p text:style-name="P65">#Right-side</text:p>
      <text:p text:style-name="P65"><text:span text:style-name="T52">1. Apply Coupon (will add on future)</text:span></text:p>
      <text:p text:style-name="P68">2. <text:span text:style-name="T53">Price Details</text:span></text:p>
      <text:p text:style-name="P71">3. Total Amount ( After Discount + <text:span text:style-name="T54">D</text:span><text:span text:style-name="T1">elivery </text:span><text:span text:style-name="T54">charge</text:span> )</text:p>
      <text:p text:style-name="P77">4. <text:s/>Place Order -<text:span text:style-name="T68">btn</text:span></text:p>
      <text:p text:style-name="P46"/>
      <text:p text:style-name="P47">A.(<text:span text:style-name="T77">8</text:span>) <text:span text:style-name="T26">Payment – Check</text:span><text:span text:style-name="T27">o</text:span><text:span text:style-name="T26">ut</text:span></text:p>
      <text:p text:style-name="P12"><text:span text:style-name="T67">#Left-side</text:span></text:p>
      <text:p text:style-name="P81">1. Choose Payment Mode</text:p>
      <text:p text:style-name="P82">a) COD </text:p>
      <text:p text:style-name="P82">b) Credit / Debit Card</text:p>
      <text:p text:style-name="P83">c) Net Banking</text:p>
      <text:p text:style-name="P83">d) <text:span text:style-name="T78">Paytm / Wallet</text:span></text:p>
      <text:p text:style-name="P84">e) <text:s/><text:span text:style-name="T79">PhonePay / Gpay / UPI</text:span></text:p>
      <text:p text:style-name="P84"/>
      <text:p text:style-name="P66">#Right-side</text:p>
      <text:p text:style-name="P66"><text:span text:style-name="T52">1. Apply Coupon (will add on future)</text:span></text:p>
      <text:p text:style-name="P69">2. <text:span text:style-name="T53">Price Details</text:span></text:p>
      <text:p text:style-name="P72">3. Total Amount ( After Discount + <text:span text:style-name="T54">D</text:span><text:span text:style-name="T1">elivery </text:span><text:span text:style-name="T54">charge</text:span> )</text:p>
      <text:p text:style-name="P88"><text:span text:style-name="T32">4. <text:s/>Place Order – </text:span><text:span text:style-name="T33">btn</text:span></text:p>
      <text:p text:style-name="P88"><text:span text:style-name="T55"/></text:p>
      <text:p text:style-name="P19"><text:span text:style-name="T55">A.(</text:span><text:span text:style-name="T57">9</text:span><text:span text:style-name="T55">) </text:span><text:span text:style-name="T13">Signout Form </text:span><text:span text:style-name="T5">(First-time visit </text:span><text:span text:style-name="T15">only</text:span><text:span text:style-name="T5">)</text:span></text:p>
      <text:p text:style-name="P89"><text:soft-page-break/><text:span text:style-name="T55">A.(</text:span><text:span text:style-name="T61">10</text:span><text:span text:style-name="T55">) </text:span><text:span text:style-name="T14">Login From </text:span><text:span text:style-name="T16">(Require for Order)</text:span></text:p>
      <text:p text:style-name="P21"><text:span text:style-name="T55">A.(</text:span><text:span text:style-name="T61">1</text:span><text:span text:style-name="T62">1</text:span><text:span text:style-name="T55">) </text:span><text:span text:style-name="T17">Your Order </text:span><text:span text:style-name="T18">P</text:span><text:span text:style-name="T17">age </text:span><text:span text:style-name="T18">(</text:span><text:span text:style-name="T20">S</text:span><text:span text:style-name="T18">how user ordered products </text:span><text:span text:style-name="T19">with delivery-date</text:span><text:span text:style-name="T18">)</text:span></text:p>
      <text:p text:style-name="P88"><text:span text:style-name="T55">A.(</text:span><text:span text:style-name="T61">1</text:span><text:span text:style-name="T62">2</text:span><text:span text:style-name="T55">) </text:span><text:span text:style-name="T7">Thank-You Page</text:span></text:p>
      <text:p text:style-name="P85">-------------------------------------Your Order is Placed Successfully <text:s text:c="2"/>----------------------------------------</text:p>
      <text:p text:style-name="P87">------------------------------------- <text:span text:style-name="T81">Thank You </text:span><text:span text:style-name="T82">For</text:span><text:span text:style-name="T81"> Shopping with </text:span><text:span text:style-name="T82">Us</text:span> <text:s text:c="2"/>----------------------------------------</text:p>
      <text:p text:style-name="P86">--------------------------------------- <text:s text:c="7"/><text:span text:style-name="T80">Continue Shopping</text:span> <text:s text:c="4"/>------------------------------------------------</text:p>
      <text:p text:style-name="P86"/>
      <text:p text:style-name="P90">=======================================================================</text:p>
      <text:p text:style-name="P90"/>
      <text:p text:style-name="P117"><text:span text:style-name="T115">B – Admin </text:span><text:span text:style-name="T116">Panel</text:span></text:p>
      <text:p text:style-name="P48"/>
      <text:p text:style-name="P48">B.<text:span text:style-name="T83">(1) </text:span><text:span text:style-name="T2">Navbar </text:span></text:p>
      <text:p text:style-name="P94">#Right-side</text:p>
      <text:p text:style-name="P91"><text:span text:style-name="T85"><text:tab/>a) </text:span><text:span text:style-name="T84">User Name (Right corner)</text:span></text:p>
      <text:p text:style-name="P92"><text:tab/>b) Admin Profile</text:p>
      <text:p text:style-name="P92"><text:tab/>c) <text:span text:style-name="T86">Set Password</text:span></text:p>
      <text:p text:style-name="P93"><text:tab/>d) Login</text:p>
      <text:p text:style-name="P93"><text:tab/>e) Logout</text:p>
      <text:p text:style-name="P93"/>
      <text:p text:style-name="P95">#Left-side</text:p>
      <text:p text:style-name="P95"><text:span text:style-name="T87"><text:tab/>a) </text:span>Logo</text:p>
      <text:p text:style-name="P49"/>
      <text:p text:style-name="P49">B) (2)<text:span text:style-name="T2"> Dashbord</text:span></text:p>
      <text:p text:style-name="P96"><text:tab/><text:span text:style-name="T88">a)Total sells ........</text:span></text:p>
      <text:p text:style-name="P96"><text:tab/><text:span text:style-name="T89">b)Top Selling Products ...........</text:span></text:p>
      <text:p text:style-name="P97"/>
      <text:p text:style-name="P97"><text:span text:style-name="T93">Note</text:span><text:span text:style-name="T90">: </text:span><text:span text:style-name="T91">Dashbord will customize according to Admin (Owner </text:span><text:span text:style-name="T92">of this Product</text:span><text:span text:style-name="T91">)</text:span></text:p>
      <text:p text:style-name="P97"/>
      <text:p text:style-name="P50">B) (<text:span text:style-name="T94">3</text:span>) <text:span text:style-name="T28">Add </text:span><text:span text:style-name="T29">Product </text:span><text:span text:style-name="T28">Brands</text:span></text:p>
      <text:p text:style-name="P98"><text:tab/>a) Add Brands Name</text:p>
      <text:p text:style-name="P98"><text:tab/>b) Edit Brand Name</text:p>
      <text:p text:style-name="P98"><text:tab/>c) Delete Brand Name<text:tab/></text:p>
      <text:p text:style-name="P98"><text:tab/><text:span text:style-name="T99">d) Show Brand Name (</text:span><text:span text:style-name="T100">T</text:span><text:span text:style-name="T99">abular-view)</text:span></text:p>
      <text:p text:style-name="P91"/>
      <text:p text:style-name="P110"><text:span text:style-name="T58">B) (</text:span><text:span text:style-name="T59">4</text:span><text:span text:style-name="T58">) </text:span><text:span text:style-name="T8">Add <text:s/></text:span><text:span text:style-name="T9">Product Color</text:span></text:p>
      <text:p text:style-name="P110"><text:span text:style-name="T94"><text:tab/>a) Add </text:span><text:span text:style-name="T95">Color</text:span><text:span text:style-name="T94"> Name</text:span></text:p>
      <text:p text:style-name="P99"><text:tab/>b) Edit <text:span text:style-name="T95">Color</text:span> Name</text:p>
      <text:p text:style-name="P99"><text:tab/>c) Delete <text:span text:style-name="T95">Color</text:span> Name</text:p>
      <text:p text:style-name="P103"><text:span text:style-name="T99"><text:tab/>d) Show </text:span><text:span text:style-name="T95">Color</text:span><text:span text:style-name="T99"> Name (</text:span><text:span text:style-name="T100">T</text:span><text:span text:style-name="T99">abular-view)</text:span></text:p>
      <text:p text:style-name="P111"/>
      <text:p text:style-name="P111"><text:span text:style-name="T58"/></text:p>
      <text:p text:style-name="P111"><text:span text:style-name="T58"/></text:p>
      <text:p text:style-name="P111"><text:span text:style-name="T58"/></text:p>
      <text:p text:style-name="P111"><text:span text:style-name="T58">B) (</text:span><text:span text:style-name="T60">5</text:span><text:span text:style-name="T58">) </text:span><text:span text:style-name="T8">Add <text:s/></text:span><text:span text:style-name="T9">Product </text:span><text:span text:style-name="T10">Size</text:span></text:p>
      <text:p text:style-name="P111"><text:span text:style-name="T94"><text:tab/>a) Add </text:span><text:span text:style-name="T96">Size</text:span><text:span text:style-name="T94"> </text:span></text:p>
      <text:p text:style-name="P100"><text:tab/>b) Edit <text:span text:style-name="T96">Size</text:span> </text:p>
      <text:p text:style-name="P100"><text:tab/>c) Delete <text:span text:style-name="T96">Size</text:span></text:p>
      <text:p text:style-name="P103"><text:span text:style-name="T99"><text:tab/>d) Show </text:span><text:span text:style-name="T96">Size</text:span><text:span text:style-name="T99"> <text:s/>(</text:span><text:span text:style-name="T100">T</text:span><text:span text:style-name="T99">abular-view)</text:span></text:p>
      <text:p text:style-name="P114"><text:soft-page-break/><text:span text:style-name="T58"/></text:p>
      <text:p text:style-name="P114"><text:span text:style-name="T58">B) (</text:span><text:span text:style-name="T63">6</text:span><text:span text:style-name="T58">) </text:span><text:span text:style-name="T8">Add <text:s/></text:span><text:span text:style-name="T9">Product </text:span><text:span text:style-name="T21">Image</text:span></text:p>
      <text:p text:style-name="P114"><text:span text:style-name="T94"><text:tab/>a) Add </text:span><text:span text:style-name="T105">image</text:span><text:span text:style-name="T94"> </text:span></text:p>
      <text:p text:style-name="P105"><text:tab/>b) Edit <text:span text:style-name="T105">image</text:span> </text:p>
      <text:p text:style-name="P105"><text:tab/>c) Delete <text:span text:style-name="T105">image</text:span></text:p>
      <text:p text:style-name="P115"><text:span text:style-name="T99"><text:tab/>d) Show </text:span><text:span text:style-name="T105">image</text:span><text:span text:style-name="T99"> <text:s/>(</text:span><text:span text:style-name="T106">Card </text:span><text:span text:style-name="T99">-view)</text:span></text:p>
      <text:p text:style-name="P113"><text:span text:style-name="T58"/></text:p>
      <text:p text:style-name="P113"><text:span text:style-name="T58">B) (</text:span><text:span text:style-name="T63">7</text:span><text:span text:style-name="T58">) </text:span><text:span text:style-name="T8">Add <text:s/></text:span><text:span text:style-name="T9">Product </text:span><text:span text:style-name="T12">Category</text:span></text:p>
      <text:p text:style-name="P113"><text:span text:style-name="T94"><text:tab/>a) Add </text:span><text:span text:style-name="T98">Parent Category (Men, Women, Kids)</text:span></text:p>
      <text:p text:style-name="P102"><text:tab/>b) Edit <text:span text:style-name="T98">Parent Category</text:span> </text:p>
      <text:p text:style-name="P103"><text:tab/>c) Delete <text:s/><text:span text:style-name="T98">Parent <text:s/>Category</text:span></text:p>
      <text:p text:style-name="P103"><text:span text:style-name="T99"><text:tab/>d) Show </text:span><text:span text:style-name="T98">Parent</text:span><text:span text:style-name="T99"> Name (</text:span><text:span text:style-name="T100">T</text:span><text:span text:style-name="T99">abular-view)</text:span></text:p>
      <text:p text:style-name="P100"/>
      <text:p text:style-name="P112"><text:span text:style-name="T58">B) (</text:span><text:span text:style-name="T63">8</text:span><text:span text:style-name="T58">) </text:span><text:span text:style-name="T8">Add <text:s/></text:span><text:span text:style-name="T9">Product </text:span><text:span text:style-name="T11">Details</text:span></text:p>
      <text:p text:style-name="P112"><text:span text:style-name="T94"><text:tab/>a) Add </text:span><text:span text:style-name="T97">Product Name</text:span></text:p>
      <text:p text:style-name="P101"><text:tab/>b) <text:span text:style-name="T97">Select Brand</text:span></text:p>
      <text:p text:style-name="P101"><text:tab/>c) <text:span text:style-name="T101">Select Category </text:span><text:span text:style-name="T102">(Parent &amp; Child)</text:span></text:p>
      <text:p text:style-name="P101"><text:span text:style-name="T103"><text:tab/>d) </text:span><text:span text:style-name="T104">Add Product details (short)</text:span></text:p>
      <text:p text:style-name="P104"><text:tab/><text:span text:style-name="T104">e</text:span><text:span text:style-name="T103">) </text:span><text:span text:style-name="T104">Add Product details (long)</text:span></text:p>
      <text:p text:style-name="P104"><text:tab/><text:span text:style-name="T107">f) Add Slug (</text:span><text:span text:style-name="T113">For </text:span><text:span text:style-name="T107">SEO)</text:span></text:p>
      <text:p text:style-name="P104"/>
      <text:p text:style-name="P116"><text:span text:style-name="T58">B) (</text:span><text:span text:style-name="T63">9</text:span><text:span text:style-name="T58">) </text:span><text:span text:style-name="T8">Add <text:s/></text:span><text:span text:style-name="T9">Product - </text:span><text:span text:style-name="T22">Variation </text:span><text:span text:style-name="T11">Details</text:span></text:p>
      <text:p text:style-name="P116"><text:span text:style-name="T94"><text:tab/>a) Add </text:span><text:span text:style-name="T108">Size</text:span><text:span text:style-name="T97"> </text:span><text:span text:style-name="T109">(S,M,L,XL...)</text:span></text:p>
      <text:p text:style-name="P107"><text:tab/>b) <text:span text:style-name="T104">Add</text:span><text:span text:style-name="T97"> <text:s/></text:span><text:span text:style-name="T104">Product </text:span><text:span text:style-name="T110">Color (Red, Green, Blue..)</text:span></text:p>
      <text:p text:style-name="P108"><text:tab/>c) <text:s/><text:span text:style-name="T104">Add</text:span><text:span text:style-name="T97"> <text:s/></text:span><text:span text:style-name="T104">Product </text:span><text:span text:style-name="T111">Price (MRP, Selling price, Discount%)</text:span></text:p>
      <text:p text:style-name="P106"><text:span text:style-name="T103"><text:tab/>d) </text:span><text:span text:style-name="T104">Add Product </text:span><text:span text:style-name="T112">Quantity (Total Stocks)</text:span></text:p>
      <text:p text:style-name="P106"><text:tab/><text:span text:style-name="T104">e</text:span><text:span text:style-name="T103">) </text:span><text:span text:style-name="T104">Add Product details (long)</text:span></text:p>
      <text:p text:style-name="P106"/>
      <text:p text:style-name="P109"><text:span text:style-name="T58">B) (</text:span><text:span text:style-name="T64">10</text:span><text:span text:style-name="T58">) </text:span><text:span text:style-name="T23">User Details</text:span></text:p>
      <text:p text:style-name="P14"><text:tab/><text:span text:style-name="T114">a)Login status</text:span></text:p>
      <text:p text:style-name="P14"><text:tab/><text:span text:style-name="T114">b)User Name</text:span></text:p>
      <text:p text:style-name="P14"><text:tab/><text:span text:style-name="T114">c)Phone Num</text:span></text:p>
      <text:p text:style-name="P17"><text:tab/>d)Address</text:p>
      <text:p text:style-name="P20"><text:span text:style-name="T58"/></text:p>
      <text:p text:style-name="P20"><text:span text:style-name="T58">B) (</text:span><text:span text:style-name="T64">1</text:span><text:span text:style-name="T65">1</text:span><text:span text:style-name="T58">) </text:span><text:span text:style-name="T24">Login Form</text:span></text:p>
      <text:p text:style-name="P16"><text:span text:style-name="T114"><text:tab/></text:span><text:span text:style-name="T120">a</text:span><text:span text:style-name="T114">)UserName / </text:span><text:span text:style-name="T121">UserId / </text:span><text:span text:style-name="T122">Phoneno.</text:span></text:p>
      <text:p text:style-name="P16"><text:tab/><text:span text:style-name="T120">b)Password</text:span></text:p>
      <text:p text:style-name="P20"><text:span text:style-name="T58"/></text:p>
      <text:p text:style-name="P20"><text:span text:style-name="T58">B) (</text:span><text:span text:style-name="T64">1</text:span><text:span text:style-name="T65">2</text:span><text:span text:style-name="T58">) </text:span><text:span text:style-name="T24">Payment Details </text:span><text:span text:style-name="T25">(Dashboard)</text:span></text:p>
      <text:p text:style-name="P15"><text:tab/><text:span text:style-name="T123">a) Transtion Id</text:span></text:p>
      <text:p text:style-name="P15"><text:tab/><text:span text:style-name="T123">b) Status</text:span></text:p>
      <text:p text:style-name="P15"><text:tab/><text:span text:style-name="T123">c) Date &amp; Time</text:span></text:p>
      <text:p text:style-name="P15"><text:span text:style-name="T124"><text:tab/>d) Amount (in Rs.)</text:span></text:p>
      <text:p text:style-name="P15"><text:tab/><text:span text:style-name="T125">e)Email_id</text:span></text:p>
      <text:p text:style-name="P18"><text:tab/>f)Phone n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ssistant" svg:font-family="Assistant, apple-system, BlinkMacSystemFont, 'Segoe UI', Roboto, Helvetica, Arial, sans-serif"/>
    <style:font-face style:name="Lohit Devanagari1" svg:font-family="'Lohit Devanagari'"/>
    <style:font-face style:name="sans-serif" svg:font-family="sans-serif"/>
    <style:font-face style:name="D050000L" svg:font-family="D050000L" style:font-family-generic="roman" style:font-pitch="variable"/>
    <style:font-face style:name="Latin Modern Mono Light" svg:font-family="'Latin Modern Mono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23511a0" officeooo:paragraph-rsid="023511a0" style:font-size-asian="16pt" style:font-weight-asian="bold" style:font-size-complex="16pt" style:font-weight-complex="bold"/>
    </style:style>
    <style:style style:name="MP2" style:family="paragraph">
      <loext:graphic-properties draw:fill="solid" draw:fill-color="#729fcf" draw:opacity="30%"/>
      <style:text-properties style:font-name="Liberation Sans1" fo:font-size="1pt"/>
    </style:style>
    <style:style style:name="MP3" style:family="paragraph" style:parent-style-name="Footer">
      <style:text-properties officeooo:rsid="01f74316" officeooo:paragraph-rsid="01f74316"/>
    </style:style>
    <style:style style:name="Mgr1" style:family="graphic">
      <style:graphic-properties draw:stroke="none" draw:fill="solid" draw:fill-color="#729fcf" draw:opacity="30%" draw:auto-grow-height="false" draw:auto-grow-width="false" fo:min-height="1.52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729fcf" draw:opacity="30%" draw:auto-grow-height="false" draw:auto-grow-width="false" fo:min-height="1.025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729fcf" draw:opacity="30%" draw:auto-grow-height="false" draw:auto-grow-width="false" fo:min-height="1.617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char" draw:z-index="4" draw:name="PowerPlusWaterMarkObject" draw:style-name="Mgr1" draw:text-style-name="MP2" svg:width="16.999cm" svg:height="1.527cm" draw:transform="rotate (1.5707963267949) translate (7.73641666666667cm 20.2814861111111cm)"><text:p>Design &amp; Developed By Asif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</text:p>
      </style:header>
      <style:footer>
        <text:p text:style-name="MP3">Page no:<text:page-number text:select-page="current">1</text:page-number> of <text:page-count>5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5" draw:name="PowerPlusWaterMarkObject" draw:style-name="Mgr1" draw:text-style-name="MP2" svg:width="16.999cm" svg:height="1.527cm" draw:transform="rotate (1.5707963267949)"><text:p>Design &amp; Developed By Asif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6" draw:name="PowerPlusWaterMarkObject" draw:style-name="Mgr1" draw:text-style-name="MP2" svg:width="16.999cm" svg:height="1.527cm" draw:transform="rotate (1.5707963267949)"><text:p>Design &amp; Developed By Asif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7" draw:name="PowerPlusWaterMarkObject" draw:style-name="Mgr1" draw:text-style-name="MP2" svg:width="16.999cm" svg:height="1.527cm" draw:transform="rotate (1.5707963267949)"><text:p>Design &amp; Developed By Asif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>
      <style:header>
        <text:p text:style-name="Header"><draw:custom-shape text:anchor-type="char" draw:z-index="8" draw:name="PowerPlusWaterMarkObject" draw:style-name="Mgr2" draw:text-style-name="MP2" svg:width="11.399cm" svg:height="1.024cm" draw:transform="rotate (1.5707963267949)"><text:p>Design &amp; Developed By Asif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>
      <style:header>
        <text:p text:style-name="Header"><draw:custom-shape text:anchor-type="char" draw:z-index="9" draw:name="PowerPlusWaterMarkObject" draw:style-name="Mgr1" draw:text-style-name="MP2" svg:width="16.999cm" svg:height="1.527cm" draw:transform="rotate (1.5707963267949)"><text:p>Design &amp; Developed By Asif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>
      <style:header>
        <text:p text:style-name="Header"><draw:custom-shape text:anchor-type="char" draw:z-index="10" draw:name="PowerPlusWaterMarkObject" draw:style-name="Mgr3" draw:text-style-name="MP2" svg:width="17.999cm" svg:height="1.616cm" draw:transform="rotate (1.5707963267949)"><text:p>Design &amp; Developed By Asif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>
      <style:header>
        <text:p text:style-name="Header"><draw:custom-shape text:anchor-type="char" draw:z-index="11" draw:name="PowerPlusWaterMarkObject" draw:style-name="Mgr1" draw:text-style-name="MP2" svg:width="16.999cm" svg:height="1.527cm" draw:transform="rotate (1.5707963267949)"><text:p>Design &amp; Developed By Asif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>
      <style:header>
        <text:p text:style-name="Header"><draw:custom-shape text:anchor-type="char" draw:z-index="12" draw:name="PowerPlusWaterMarkObject" draw:style-name="Mgr1" draw:text-style-name="MP2" svg:width="16.999cm" svg:height="1.527cm" draw:transform="rotate (1.5707963267949)"><text:p>Design &amp; Developed By Asif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>
      <style:header>
        <text:p text:style-name="Header"><draw:custom-shape text:anchor-type="char" draw:z-index="13" draw:name="PowerPlusWaterMarkObject" draw:style-name="Mgr1" draw:text-style-name="MP2" svg:width="16.999cm" svg:height="1.527cm" draw:transform="rotate (1.5707963267949)"><text:p>Design &amp; Developed By Asif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10:46:03.302878876</meta:creation-date>
    <meta:generator>LibreOffice/6.4.7.2$Linux_X86_64 LibreOffice_project/40$Build-2</meta:generator>
    <dc:date>2023-02-07T14:56:49.280409376</dc:date>
    <meta:editing-duration>PT4H9M29S</meta:editing-duration>
    <meta:editing-cycles>198</meta:editing-cycles>
    <meta:document-statistic meta:table-count="0" meta:image-count="0" meta:object-count="0" meta:page-count="5" meta:paragraph-count="195" meta:word-count="768" meta:character-count="4772" meta:non-whitespace-character-count="4038"/>
  </office:meta>
</office:document-meta>
</file>